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2-19T00:00:00" table:style-name="ce4">
            <text:p>19.12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0]*([.D10]+50*[.C10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1]*([.D11]+50*[.C11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8" table:style-name="ce8">
            <text:p>18</text:p>
          </table:table-cell>
          <table:table-cell office:value-type="currency" office:value="90" table:formula="of:=[.A12]*([.D12]+25*[.C12])" table:style-name="ce9">
            <text:p>CHF 9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30" table:formula="of:=[.A13]*[.D13]" table:style-name="ce9">
            <text:p>CHF 3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6" table:style-name="ce8">
            <text:p>6</text:p>
          </table:table-cell>
          <table:table-cell office:value-type="currency" office:value="120" table:formula="of:=[.A14]*[.D14]" table:style-name="ce9">
            <text:p>CHF 1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40" table:formula="of:=SUM([.E6:.E18])" table:number-columns-spanned="2" table:number-rows-spanned="1" table:style-name="ce11">
            <text:p>CHF 24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34:52Z</dc:date>
    <meta:print-date>2022-09-13T17:34:49Z</meta:print-date>
    <meta:editing-cycles>14</meta:editing-cycles>
    <meta:editing-duration>PT0S</meta:editing-duration>
  </office:meta>
</office:document-meta>
</file>